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8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3.56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18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3.81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2.67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548cm"/>
      <style:paragraph-properties style:writing-mode="lr-tb"/>
    </style:style>
    <style:style style:name="gr8" style:family="graphic" style:parent-style-name="standard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textarea-vertical-align="botto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318cm" svg:height="1.778cm" draw:transform="skewX (-0.00401425727958696) rotate (-0.00401425727958784) translate (2.016cm 1.889cm)">
          <text:p text:style-name="P1">Trader(user)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064cm" svg:height="1.778cm" svg:x="8.174cm" svg:y="4.483cm">
          <text:p text:style-name="P1">Balanc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683cm" svg:height="1.27cm" svg:x="8.366cm" svg:y="11.722cm">
          <text:p text:style-name="P1">Trading 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4.318cm" svg:height="1.905cm" svg:x="7.096cm" svg:y="22.644cm">
          <text:p text:style-name="P1">Journal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175cm" svg:height="1.651cm" svg:x="16.558cm" svg:y="22.79cm">
          <text:p text:style-name="P1">not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206cm" svg:y1="6.261cm" svg:x2="10.207cm" svg:y2="11.722cm" draw:start-shape="id1" draw:start-glue-point="2" draw:end-shape="id2" draw:end-glue-point="0" svg:d="M10206 6261v2731h1v2730" svg:viewBox="0 0 2 5462">
          <text:p/>
        </draw:connector>
        <draw:connector draw:style-name="gr6" draw:text-style-name="P1" draw:layer="layout" draw:line-skew="-0.444cm" svg:x1="11.414cm" svg:y1="23.596cm" svg:x2="16.558cm" svg:y2="23.615cm" draw:start-shape="id3" draw:start-glue-point="1" draw:end-shape="id4" draw:end-glue-point="3" svg:d="M11414 23596h2128v19h3016" svg:viewBox="0 0 5145 20">
          <text:p/>
        </draw:connector>
        <draw:custom-shape draw:style-name="gr7" draw:text-style-name="P1" xml:id="id5" draw:id="id5" draw:layer="layout" svg:width="3.048cm" svg:height="1.27cm" svg:x="16.621cm" svg:y="12.049cm">
          <text:p text:style-name="P1">Tra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2.049cm" svg:y1="12.357cm" svg:x2="16.621cm" svg:y2="12.684cm" draw:start-shape="id2" draw:start-glue-point="1" draw:end-shape="id5" draw:end-glue-point="3" svg:d="M12049 12357h2286v327h2286" svg:viewBox="0 0 4573 328">
          <text:p/>
        </draw:connector>
        <draw:connector draw:style-name="gr6" draw:text-style-name="P1" draw:layer="layout" svg:x1="18.145cm" svg:y1="13.319cm" svg:x2="18.145cm" svg:y2="22.79cm" draw:start-shape="id5" draw:start-glue-point="2" draw:end-shape="id4" draw:end-glue-point="0" svg:d="M18145 13319v9471" svg:viewBox="0 0 1 9472">
          <text:p/>
        </draw:connector>
        <draw:connector draw:style-name="gr8" draw:text-style-name="P1" draw:layer="layout" svg:x1="6.334cm" svg:y1="2.795cm" svg:x2="8.174cm" svg:y2="5.372cm" draw:start-shape="id6" draw:start-glue-point="1" draw:end-shape="id1" draw:end-glue-point="3" svg:d="M6334 2795h921v2577h919" svg:viewBox="0 0 1841 2578">
          <text:p text:style-name="P1"/>
        </draw:connector>
        <draw:connector draw:style-name="gr9" draw:text-style-name="P1" draw:layer="layout" svg:x1="4.175cm" svg:y1="3.676cm" svg:x2="8.366cm" svg:y2="12.357cm" draw:start-shape="id6" draw:start-glue-point="2" draw:end-shape="id2" draw:end-glue-point="3" svg:d="M4175 3676v8681h4191" svg:viewBox="0 0 4192 8682">
          <text:p text:style-name="P1"/>
        </draw:connector>
        <draw:connector draw:style-name="gr9" draw:text-style-name="P1" draw:layer="layout" svg:x1="4.175cm" svg:y1="3.676cm" svg:x2="7.096cm" svg:y2="23.596cm" draw:start-shape="id6" draw:start-glue-point="2" draw:end-shape="id3" draw:end-glue-point="3" svg:d="M4175 3676v19920h2921" svg:viewBox="0 0 2922 19921">
          <text:p text:style-name="P1"/>
        </draw:connector>
        <draw:frame draw:style-name="gr10" draw:text-style-name="P2" draw:layer="layout" svg:width="1.84cm" svg:height="0.962cm" svg:x="5.191cm" svg:y="23.787cm">
          <draw:text-box>
            <text:p>uses</text:p>
          </draw:text-box>
        </draw:frame>
        <draw:frame draw:style-name="gr11" draw:text-style-name="P2" draw:layer="layout" svg:width="3.429cm" svg:height="0.962cm" svg:x="10.587cm" svg:y="6.261cm">
          <draw:text-box>
            <text:p>impacts</text:p>
          </draw:text-box>
        </draw:frame>
        <draw:frame draw:style-name="gr11" draw:text-style-name="P2" draw:layer="layout" svg:width="3.048cm" svg:height="0.962cm" svg:x="14.716cm" svg:y="11.341cm">
          <draw:text-box>
            <text:p>contains</text:p>
          </draw:text-box>
        </draw:frame>
        <draw:frame draw:style-name="gr10" draw:text-style-name="P2" draw:layer="layout" svg:width="1.84cm" svg:height="0.962cm" svg:x="6.334cm" svg:y="12.611cm">
          <draw:text-box>
            <text:p>uses</text:p>
          </draw:text-box>
        </draw:frame>
        <draw:frame draw:style-name="gr10" draw:text-style-name="P2" draw:layer="layout" svg:width="1.84cm" svg:height="0.962cm" svg:x="6.588cm" svg:y="5.426cm">
          <draw:text-box>
            <text:p>uses</text:p>
          </draw:text-box>
        </draw:frame>
        <draw:frame draw:style-name="gr10" draw:text-style-name="P2" draw:layer="layout" svg:width="2.86cm" svg:height="0.962cm" svg:x="18.145cm" svg:y="21.955cm">
          <draw:text-box>
            <text:p>contains</text:p>
          </draw:text-box>
        </draw:frame>
        <draw:frame draw:style-name="gr10" draw:text-style-name="P2" draw:layer="layout" svg:width="2.86cm" svg:height="0.962cm" svg:x="15.986cm" svg:y="24.368cm">
          <draw:text-box>
            <text:p>contain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31T09:08:28.647000000</meta:creation-date>
    <dc:date>2020-10-31T09:27:32.778000000</dc:date>
    <meta:editing-duration>PT8M43S</meta:editing-duration>
    <meta:editing-cycles>2</meta:editing-cycles>
    <meta:generator>LibreOffice/6.4.7.2$Windows_X86_64 LibreOffice_project/639b8ac485750d5696d7590a72ef1b496725cfb5</meta:generator>
    <meta:document-statistic meta:object-count="20"/>
  </office:meta>
</office:document-meta>
</file>